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bd0" officeooo:paragraph-rsid="00151bd0"/>
    </style:style>
    <style:style style:name="P2" style:family="paragraph" style:parent-style-name="Standard" style:list-style-name="L1">
      <style:text-properties officeooo:rsid="00151bd0" officeooo:paragraph-rsid="00151bd0"/>
    </style:style>
    <style:style style:name="P3" style:family="paragraph" style:parent-style-name="Standard" style:list-style-name="L2">
      <style:text-properties officeooo:rsid="00151bd0" officeooo:paragraph-rsid="00151bd0"/>
    </style:style>
    <style:style style:name="P4" style:family="paragraph" style:parent-style-name="Standard" style:list-style-name="L3">
      <style:text-properties officeooo:rsid="00151bd0" officeooo:paragraph-rsid="00151bd0"/>
    </style:style>
    <style:style style:name="P5" style:family="paragraph" style:parent-style-name="Standard" style:list-style-name="L4">
      <style:text-properties officeooo:rsid="00151bd0" officeooo:paragraph-rsid="00151bd0"/>
    </style:style>
    <style:style style:name="P6" style:family="paragraph" style:parent-style-name="Standard" style:list-style-name="L5">
      <style:text-properties officeooo:rsid="00151bd0" officeooo:paragraph-rsid="00151bd0"/>
    </style:style>
    <style:style style:name="P7" style:family="paragraph" style:parent-style-name="Standard">
      <style:text-properties officeooo:rsid="00151bd0" officeooo:paragraph-rsid="00151bd0"/>
    </style:style>
    <style:style style:name="P8" style:family="paragraph" style:parent-style-name="Preformatted_20_Text" style:list-style-name="L6">
      <style:text-properties officeooo:paragraph-rsid="001971d7"/>
    </style:style>
    <style:style style:name="P9" style:family="paragraph" style:parent-style-name="Preformatted_20_Text" style:list-style-name="L6">
      <style:text-properties fo:color="#800000" officeooo:rsid="001971d7" officeooo:paragraph-rsid="001971d7" fo:background-color="transparent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11" style:family="paragraph" style:parent-style-name="Preformatted_20_Text" style:list-style-name="L6">
      <style:paragraph-properties fo:margin-top="0cm" fo:margin-bottom="0.499cm" loext:contextual-spacing="false"/>
      <style:text-properties fo:color="#800000" fo:background-color="transparent"/>
    </style:style>
    <style:style style:name="P12" style:family="paragraph" style:parent-style-name="Preformatted_20_Text">
      <style:text-properties fo:color="#a9b7c6"/>
    </style:style>
    <style:style style:name="P13" style:family="paragraph" style:parent-style-name="Preformatted_20_Text" style:list-style-name="L6">
      <style:text-properties fo:color="#800000" fo:background-color="transparent"/>
    </style:style>
    <style:style style:name="T1" style:family="text">
      <style:text-properties officeooo:rsid="00151bd0"/>
    </style:style>
    <style:style style:name="T2" style:family="text">
      <style:text-properties fo:color="#cc7832"/>
    </style:style>
    <style:style style:name="T3" style:family="text">
      <style:text-properties fo:color="#cc7832" style:font-name="JetBrains Mono" fo:font-size="9.80000019073486pt"/>
    </style:style>
    <style:style style:name="T4" style:family="text">
      <style:text-properties fo:color="#cc7832" style:font-name="JetBrains Mono" fo:font-size="9.80000019073486pt" officeooo:rsid="00151bd0"/>
    </style:style>
    <style:style style:name="T5" style:family="text">
      <style:text-properties fo:color="#94558d" style:font-name="JetBrains Mono" fo:font-size="9.80000019073486pt"/>
    </style:style>
    <style:style style:name="T6" style:family="text">
      <style:text-properties fo:color="#94558d" style:font-name="JetBrains Mono" fo:font-size="9.80000019073486pt" officeooo:rsid="00151bd0"/>
    </style:style>
    <style:style style:name="T7" style:family="text">
      <style:text-properties fo:color="#94558d" officeooo:rsid="00151bd0"/>
    </style:style>
    <style:style style:name="T8" style:family="text">
      <style:text-properties style:font-name="JetBrains Mono" fo:font-size="9.80000019073486pt"/>
    </style:style>
    <style:style style:name="T9" style:family="text">
      <style:text-properties style:font-name="JetBrains Mono" fo:font-size="9.80000019073486pt" officeooo:rsid="00151bd0"/>
    </style:style>
    <style:style style:name="T10" style:family="text">
      <style:text-properties fo:color="#6a8759" style:font-name="JetBrains Mono" fo:font-size="9.80000019073486pt"/>
    </style:style>
    <style:style style:name="T11" style:family="text">
      <style:text-properties fo:color="#6897bb" style:font-name="JetBrains Mono" fo:font-size="9.80000019073486pt"/>
    </style:style>
    <style:style style:name="T12" style:family="text">
      <style:text-properties fo:color="#a9b7c6" style:font-name="JetBrains Mono" fo:font-size="9.80000019073486pt" officeooo:rsid="00151bd0"/>
    </style:style>
    <style:style style:name="T13" style:family="text">
      <style:text-properties fo:color="#800000" style:font-name="JetBrains Mono" fo:font-size="9.80000019073486pt" officeooo:rsid="00151bd0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89876152947590690" text:style-name="L1">
        <text:list-item>
          <text:p text:style-name="P2"># for room in room_ids:</text:p>
        </text:list-item>
      </text:list>
      <text:p text:style-name="P1"><text:s text:c="8"/># <text:s text:c="5"/>self.room_guest_line_ids = [(4, room)]</text:p>
      <text:p text:style-name="P1"><text:s text:c="8"/># print("room", room_ids.id)</text:p>
      <text:p text:style-name="P1"><text:s text:c="8"/># res.update({</text:p>
      <text:p text:style-name="P1"><text:s text:c="8"/># <text:s text:c="8"/>"room_guest_line_ids": [(4, room_ids.ids, 0)]</text:p>
      <text:p text:style-name="P1"><text:s text:c="8"/># })</text:p>
      <text:p text:style-name="P1"><text:s text:c="8"/>#</text:p>
      <text:p text:style-name="P1"><text:s text:c="8"/># room_book_ids = self.env.context.get("room_no") or False</text:p>
      <text:p text:style-name="P1"/>
      <text:p text:style-name="P1"><text:s text:c="8"/># self.write(</text:p>
      <text:p text:style-name="P1"><text:s text:c="8"/># <text:s text:c="4"/>{</text:p>
      <text:p text:style-name="P1"><text:s text:c="8"/># <text:s text:c="8"/>"room_guest_line_ids": [(0, 0, {'room_id': 1})]</text:p>
      <text:p text:style-name="P1"><text:s text:c="8"/># <text:s text:c="4"/>}</text:p>
      <text:p text:style-name="P1"><text:s text:c="8"/># )</text:p>
      <text:p text:style-name="P1"/>
      <text:p text:style-name="P1"><text:s text:c="8"/># get_room_ids = self.env["hotel.room"].browse(room_book_ids)</text:p>
      <text:p text:style-name="P1"/>
      <text:p text:style-name="P1"><text:s text:c="8"/># self.room_guest_line_ids.room_id = [(4, 0, rooms) for rooms in get_room_ids]</text:p>
      <text:p text:style-name="P1"/>
      <text:p text:style-name="P1"><text:s text:c="8"/></text:p>
      <text:list xml:id="list7691810881501614455" text:style-name="L2">
        <text:list-item>
          <text:p text:style-name="P3">self.write(</text:p>
        </text:list-item>
      </text:list>
      <text:p text:style-name="P1"><text:s text:c="12"/>{</text:p>
      <text:p text:style-name="P1"><text:s text:c="16"/>"room_guest_line_ids": [(0, 0, {'room_id': 1})]</text:p>
      <text:p text:style-name="P1"><text:s text:c="12"/>}</text:p>
      <text:p text:style-name="P1"><text:s text:c="8"/>)</text:p>
      <text:p text:style-name="P1"/>
      <text:p text:style-name="P1"/>
      <text:list xml:id="list416444298363431827" text:style-name="L3">
        <text:list-item>
          <text:p text:style-name="P4">I assume, that you use the domain in a window action. If you want to use it in a view, you should use &amp;lt;= instead of &lt;=.</text:p>
        </text:list-item>
      </text:list>
      <text:p text:style-name="P1"/>
      <text:list xml:id="list190439198115975" text:continue-numbering="true" text:style-name="L3">
        <text:list-item>
          <text:p text:style-name="P4"><text:s text:c="9"/>reg_id_to_be_cancelled = self.env["hotel.room.registration"].search([("reg_state", "=", "process"),</text:p>
        </text:list-item>
      </text:list>
      <text:p text:style-name="P1"><text:s text:c="77"/>('create_date', '&lt;=', previous_date)])</text:p>
      <text:p text:style-name="P1"/>
      <text:p text:style-name="P1"/>
      <text:p text:style-name="P1"/>
      <text:p text:style-name="P1"/>
      <text:p text:style-name="P1"/>
      <text:list xml:id="list1487086141837479160" text:style-name="L4">
        <text:list-item>
          <text:p text:style-name="P5">reg_id_to_be_cancelled = self.env["hotel.room.registration"].search([("reg_state", "=", "process"),</text:p>
        </text:list-item>
      </text:list>
      <text:p text:style-name="P1"><text:s text:c="77"/>('create_date', '&lt;=', ((datetime.date.to</text:p>
      <text:p text:style-name="P1"/>
      <text:p text:style-name="P1"/>
      <text:p text:style-name="P1"/>
      <text:p text:style-name="P1"/>
      <text:list xml:id="list5345856827965335915" text:style-name="L5">
        <text:list-item>
          <text:p text:style-name="P6">room_ids_to_draft = self.env["hotel.room.registration"].search([('end_date', '=', ((datetime.date.today()).strftime('%Y-%m-%d')))])</text:p>
        </text:list-item>
      </text:list>
      <text:p text:style-name="P1"/>
      <text:list xml:id="list168021875939434484" text:style-name="L6">
        <text:list-item>
          <text:p text:style-name="P8"><text:span text:style-name="T13">self.write({</text:span></text:p>
        </text:list-item>
        <text:list-item>
          <text:p text:style-name="P9"><text:span text:style-name="T9"><text:s text:c="20"/>'order_line': [(0, 0, {</text:span></text:p>
        </text:list-item>
        <text:list-item>
          <text:p text:style-name="P9"><text:span text:style-name="T9"><text:s text:c="20"/>'product_id': 45,</text:span></text:p>
        </text:list-item>
        <text:list-item>
          <text:p text:style-name="P9"><text:span text:style-name="T9"><text:s text:c="20"/>'name': 'discount'})]</text:span></text:p>
        </text:list-item>
        <text:list-item>
          <text:p text:style-name="P9"><text:soft-page-break/><text:span text:style-name="T9"><text:s text:c="20"/>}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0:57:43.833944040</meta:creation-date>
    <dc:date>2021-04-12T17:14:50.638433408</dc:date>
    <meta:editing-duration>PT1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135" meta:character-count="1541" meta:non-whitespace-character-count="1008"/>
  </office:meta>
</office:document-meta>
</file>